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2.508cm"/>
    </style:style>
    <style:style style:name="Table2.B" style:family="table-column">
      <style:table-column-properties style:column-width="6.311cm"/>
    </style:style>
    <style:style style:name="Table2.C" style:family="table-column">
      <style:table-column-properties style:column-width="8.181cm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2.51cm"/>
    </style:style>
    <style:style style:name="Table10.B" style:family="table-column">
      <style:table-column-properties style:column-width="6.318cm"/>
    </style:style>
    <style:style style:name="Table10.C" style:family="table-column">
      <style:table-column-properties style:column-width="8.172cm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2.819cm"/>
    </style:style>
    <style:style style:name="Table1.B" style:family="table-column">
      <style:table-column-properties style:column-width="14.182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819cm"/>
    </style:style>
    <style:style style:name="Table3.B" style:family="table-column">
      <style:table-column-properties style:column-width="7.091cm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language="en" fo:country="US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en" fo:country="US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Monospace" style:font-size-asian="12pt" style:font-weight-asian="normal" style:font-name-complex="Monospace" style:font-size-complex="12pt" style:font-weight-complex="normal"/>
    </style:style>
    <style:style style:name="P5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#fafafa" fo:padding-left="0.212cm" fo:padding-right="0.212cm" fo:padding-top="0.127cm" fo:padding-bottom="0.127cm" fo:border="0.002cm solid #bbbbbb" style:text-autospace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10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use-window-font-color="true" style:font-name="Monospace" fo:font-size="10pt" style:font-size-asian="10pt" style:font-size-complex="10pt"/>
    </style:style>
    <style:style style:name="P11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size-asian="10pt" style:font-size-complex="10pt"/>
    </style:style>
    <style:style style:name="P12" style:family="paragraph" style:parent-style-name="Preformatted_20_Text">
      <style:paragraph-properties fo:line-height="15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fo:color="#000000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13" style:family="paragraph" style:parent-style-name="Preformatted_20_Text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fo:color="#000000" style:font-name="Consolas" fo:font-size="10pt" fo:letter-spacing="normal" fo:language="en" fo:country="US" fo:font-style="normal" fo:font-weight="normal" style:font-name-asian="Consolas" style:font-size-asian="10pt" style:font-weight-asian="bold" style:font-name-complex="Consolas" style:font-size-complex="10pt" style:font-weight-complex="bold"/>
    </style:style>
    <style:style style:name="P14" style:family="paragraph" style:parent-style-name="Preformatted_20_Text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</style:style>
    <style:style style:name="P15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3f7f5f" style:font-name="Consolas" fo:font-size="10pt" fo:language="en" fo:country="US" style:text-underline-style="none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3f7f5f" style:font-name="Consolas" fo:font-size="10pt" fo:language="en" fo:country="US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color="#3f7f5f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line-height="100%" fo:background-color="#fafafa" fo:padding-left="0.212cm" fo:padding-right="0.212cm" fo:padding-top="0.127cm" fo:padding-bottom="0.127cm" fo:border="0.002cm solid #bbbbbb">
        <style:background-image/>
      </style:paragraph-properties>
      <style:text-properties fo:font-variant="normal" fo:text-transform="none" fo:color="#3f7f5f" style:font-name="Consolas" fo:font-size="10pt" fo:letter-spacing="normal" fo:language="en" fo:country="US" fo:font-style="normal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language="en" fo:country="US" fo:font-weight="normal" style:font-weight-asian="normal" style:font-weight-complex="normal"/>
    </style:style>
    <style:style style:name="P26" style:family="paragraph" style:parent-style-name="Text_20_body">
      <style:paragraph-properties fo:line-height="100%"/>
      <style:text-properties fo:language="en" fo:country="US" fo:font-weight="normal" style:font-weight-asian="normal" style:font-weight-complex="normal"/>
    </style:style>
    <style:style style:name="P27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Heading_20_3">
      <style:text-properties fo:font-weight="bold" style:font-weight-asian="bold" style:font-weight-complex="bold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fo:font-weight="normal" style:font-weight-asian="normal" style:font-weight-complex="normal"/>
    </style:style>
    <style:style style:name="P34" style:family="paragraph" style:parent-style-name="Text_20_body" style:list-style-name="L4">
      <style:text-properties fo:font-weight="normal" style:font-weight-asian="normal" style:font-weight-complex="normal"/>
    </style:style>
    <style:style style:name="P35" style:family="paragraph" style:parent-style-name="Text_20_body" style:list-style-name="L5">
      <style:text-properties fo:font-weight="normal" style:font-weight-asian="normal" style:font-weight-complex="normal"/>
    </style:style>
    <style:style style:name="P36" style:family="paragraph" style:parent-style-name="Text_20_body" style:list-style-name="L6">
      <style:text-properties fo:font-weight="normal" style:font-weight-asian="normal" style:font-weight-complex="normal"/>
    </style:style>
    <style:style style:name="P37" style:family="paragraph" style:parent-style-name="Text_20_body" style:list-style-name="L7">
      <style:text-properties fo:font-weight="normal" style:font-weight-asian="normal" style:font-weight-complex="normal"/>
    </style:style>
    <style:style style:name="P38" style:family="paragraph" style:parent-style-name="Text_20_body" style:list-style-name="L8">
      <style:text-properties fo:font-weight="normal" style:font-weight-asian="normal" style:font-weight-complex="normal"/>
    </style:style>
    <style:style style:name="P39" style:family="paragraph" style:parent-style-name="Text_20_body" style:list-style-name="L9">
      <style:text-properties fo:font-weight="normal" style:font-weight-asian="normal" style:font-weight-complex="normal"/>
    </style:style>
    <style:style style:name="P40" style:family="paragraph" style:parent-style-name="Text_20_body" style:list-style-name="L10">
      <style:text-properties fo:font-weight="normal" style:font-weight-asian="normal" style:font-weight-complex="normal"/>
    </style:style>
    <style:style style:name="P41" style:family="paragraph" style:parent-style-name="Text_20_body" style:list-style-name="L11">
      <style:text-properties fo:font-weight="normal" style:font-weight-asian="normal" style:font-weight-complex="normal"/>
    </style:style>
    <style:style style:name="P42" style:family="paragraph" style:parent-style-name="Text_20_body" style:list-style-name="L12">
      <style:text-properties fo:font-weight="normal" style:font-weight-asian="normal" style:font-weight-complex="normal"/>
    </style:style>
    <style:style style:name="P43" style:family="paragraph" style:parent-style-name="Text_20_body" style:list-style-name="L14">
      <style:paragraph-properties fo:text-align="start" style:justify-single-word="false"/>
      <style:text-properties fo:font-weight="normal"/>
    </style:style>
    <style:style style:name="P44" style:family="paragraph" style:parent-style-name="Text_20_body" style:list-style-name="L4"/>
    <style:style style:name="P45" style:family="paragraph" style:parent-style-name="Text_20_body" style:list-style-name="L7"/>
    <style:style style:name="P46" style:family="paragraph" style:parent-style-name="Text_20_body" style:list-style-name="L9"/>
    <style:style style:name="P47" style:family="paragraph" style:parent-style-name="Text_20_body" style:list-style-name="L11"/>
    <style:style style:name="P48" style:family="paragraph" style:parent-style-name="Text_20_body" style:list-style-name="L12"/>
    <style:style style:name="P49" style:family="paragraph" style:parent-style-name="Text_20_body" style:list-style-name="L12">
      <style:text-properties style:font-name="Times New Roman" fo:font-size="12pt" style:font-size-asian="12pt" style:font-size-complex="12pt"/>
    </style:style>
    <style:style style:name="P50" style:family="paragraph" style:parent-style-name="Text_20_body" style:list-style-name="L12">
      <style:text-properties style:font-name="Times New Roman" fo:font-size="12pt" style:font-name-asian="Consolas" style:font-size-asian="12pt" style:font-name-complex="Consolas" style:font-size-complex="12pt"/>
    </style:style>
    <style:style style:name="P51" style:family="paragraph" style:parent-style-name="Text_20_body" style:list-style-name="L13"/>
    <style:style style:name="P52" style:family="paragraph" style:parent-style-name="Text_20_body" style:list-style-name="L14">
      <style:paragraph-properties fo:text-align="start" style:justify-single-word="false"/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P53" style:family="paragraph" style:parent-style-name="Text_20_body" style:list-style-name="L14">
      <style:paragraph-properties fo:text-align="start" style:justify-single-word="fals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letter-spacing="normal" fo:language="en" fo:country="US" fo:font-style="normal" fo:font-weight="normal"/>
    </style:style>
    <style:style style:name="T4" style:family="text">
      <style:text-properties fo:font-variant="normal" fo:text-transform="none" fo:letter-spacing="normal" fo:language="en" fo:country="US" fo:font-style="normal" fo:font-weight="normal" style:font-name-asian="Monospace" style:font-name-complex="Monospace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2" style:family="text">
      <style:text-properties fo:font-variant="normal" fo:text-transform="none" fo:color="#000000" fo:letter-spacing="normal" fo:language="en" fo:country="US" fo:font-style="normal" fo:font-weight="normal" style:font-name-asian="Monospace" style:font-name-complex="Monospace"/>
    </style:style>
    <style:style style:name="T13" style:family="text">
      <style:text-properties fo:font-variant="normal" fo:text-transform="none" fo:color="#000000" fo:letter-spacing="normal" fo:language="en" fo:country="US" fo:font-style="normal" fo:font-weight="normal" style:font-name-asian="Monospace" style:font-weight-asian="normal" style:font-name-complex="Monospace" style:font-weight-complex="normal"/>
    </style:style>
    <style:style style:name="T14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T16" style:family="text">
      <style:text-properties fo:font-variant="normal" fo:text-transform="none" fo:color="#000000" style:font-name="Consolas" fo:font-size="10pt" fo:letter-spacing="normal" fo:language="en" fo:country="US" fo:font-style="normal" fo:font-weight="normal" style:font-name-asian="Consolas" style:font-size-asian="10pt" style:font-weight-asian="bold" style:font-name-complex="Consolas" style:font-size-complex="10pt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fo:font-weight="normal" style:font-name-asian="Consolas" style:font-weight-asian="normal" style:font-name-complex="Consolas" style:font-weight-complex="normal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27" style:family="text">
      <style:text-properties fo:color="#000000" fo:language="en" fo:country="US" style:text-underline-style="none"/>
    </style:style>
    <style:style style:name="T28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9" style:family="text">
      <style:text-properties fo:color="#3f7f5f"/>
    </style:style>
    <style:style style:name="T30" style:family="text">
      <style:text-properties fo:color="#3f7f5f" style:text-underline-style="none"/>
    </style:style>
    <style:style style:name="T31" style:family="text">
      <style:text-properties fo:color="#3f7f5f" fo:language="en" fo:country="US"/>
    </style:style>
    <style:style style:name="T32" style:family="text">
      <style:text-properties fo:color="#3f7f5f" fo:language="en" fo:country="US" style:text-underline-style="none"/>
    </style:style>
    <style:style style:name="T33" style:family="text">
      <style:text-properties fo:color="#3f7f5f" style:text-underline-style="solid" style:text-underline-width="auto" style:text-underline-color="font-color"/>
    </style:style>
    <style:style style:name="T34" style:family="text">
      <style:text-properties fo:color="#0000c0"/>
    </style:style>
    <style:style style:name="T35" style:family="text">
      <style:text-properties fo:color="#0000c0" fo:language="en" fo:country="US" style:text-underline-style="none"/>
    </style:style>
    <style:style style:name="T36" style:family="text">
      <style:text-properties fo:color="#0000c0" fo:language="en" fo:country="US" fo:font-style="italic" style:text-underline-style="none" style:font-style-asian="italic" style:font-style-complex="italic"/>
    </style:style>
    <style:style style:name="T37" style:family="text">
      <style:text-properties fo:color="#0000c0" fo:font-style="italic" style:font-style-asian="italic" style:font-style-complex="italic"/>
    </style:style>
    <style:style style:name="T38" style:family="text">
      <style:text-properties fo:color="#0000c0" style:font-name="Consolas" style:text-underline-style="none" style:font-name-asian="Consolas" style:font-name-complex="Consola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OVERTRENTO Service</text:h>
      <text:h text:style-name="Heading_20_2" text:outline-level="2">1.<text:tab/>Overview</text:h>
      <text:p text:style-name="Text_20_body">The Discover Trento service allows the retrieval of informations related to the town life: events, POI and “stories”. <text:span text:style-name="T17">This is the information exposed by the ViviTrento application.</text:span></text:p>
      <text:p text:style-name="Text_20_body">Using its REST API, it’s possible to</text:p>
      <text:list xml:id="list2173881397197722020" text:style-name="L1">
        <text:list-item>
          <text:p text:style-name="P30">Get all the events currently stored in the database</text:p>
        </text:list-item>
        <text:list-item>
          <text:p text:style-name="P30">Get a single event by its Id</text:p>
        </text:list-item>
        <text:list-item>
          <text:p text:style-name="P30">Get all the POIcurrently stored in the database</text:p>
        </text:list-item>
        <text:list-item>
          <text:p text:style-name="P30">Get a single POI by its Id</text:p>
        </text:list-item>
        <text:list-item>
          <text:p text:style-name="P30">Get all the stories currently stored in the database</text:p>
        </text:list-item>
        <text:list-item>
          <text:p text:style-name="P30">Get a single <text:span text:style-name="T17">story</text:span> by its Id</text:p>
        </text:list-item>
        <text:list-item>
          <text:p text:style-name="P30">Get all the above items</text:p>
        </text:list-item>
        <text:list-item>
          <text:p text:style-name="P30">Get all the above items filtering the results by <text:span text:style-name="T17">a set of criteria including </text:span>date, location...</text:p>
        </text:list-item>
      </text:list>
      <text:h text:style-name="Heading_20_3" text:outline-level="3">1.1. Terminology</text:h>
      <text:list xml:id="list894667897247574741" text:style-name="L2">
        <text:list-item>
          <text:p text:style-name="P31">Event: an event happening in town, such a concert, an exhibition...</text:p>
        </text:list-item>
        <text:list-item>
          <text:p text:style-name="P31">POI: a point of interest</text:p>
        </text:list-item>
        <text:list-item>
          <text:p text:style-name="P31">Story: a sequence of steps needed to accomplish a goal</text:p>
        </text:list-item>
      </text:list>
      <text:h text:style-name="Heading_20_2" text:outline-level="2">2.<text:tab/>Data Types</text:h>
      <text:p text:style-name="Text_20_body">Below are described the data structures used by the Discover Trento services</text:p>
      <text:h text:style-name="P29" text:outline-level="3">2.1. Data Types</text:h>
      <text:p text:style-name="P25">Base object for event/types/stories.</text:p>
      <text:p text:style-name="P23">BaseDTObject <text:span text:style-name="T2">{</text:span></text:p>
      <text:list xml:id="list8402502043273085130" text:style-name="L3">
        <text:list-item>
          <text:p text:style-name="P33">String domainType;</text:p>
        </text:list-item>
        <text:list-item>
          <text:p text:style-name="P33">String domainId;</text:p>
        </text:list-item>
        <text:list-item>
          <text:p text:style-name="P33">String description; // description</text:p>
        </text:list-item>
        <text:list-item>
          <text:p text:style-name="P33">String title; // title</text:p>
        </text:list-item>
        <text:list-item>
          <text:p text:style-name="P32"><text:span text:style-name="T2">String source; service source of the object </text:span><text:span text:style-name="T19">(null for user-created objects)</text:span></text:p>
        </text:list-item>
        <text:list-item>
          <text:p text:style-name="P32"><text:span text:style-name="T2">Long entityId; // </text:span><text:span text:style-name="T19">ID of the semantic entity associated with the object. Used for share/follow</text:span></text:p>
        </text:list-item>
        <text:list-item>
          <text:p text:style-name="P32"><text:span text:style-name="T2">String creatorId; <text:s/>// id of the object creator (only for </text:span><text:span text:style-name="T19">user-created</text:span><text:span text:style-name="T2"> objects)</text:span></text:p>
        </text:list-item>
        <text:list-item>
          <text:p text:style-name="P32"><text:span text:style-name="T2">String creatorName; // name of the object creator (only for </text:span><text:span text:style-name="T19">user-created</text:span><text:span text:style-name="T2"> objects)</text:span></text:p>
        </text:list-item>
        <text:list-item>
          <text:p text:style-name="P32"><text:span text:style-name="T2">CommunityData communityData; // </text:span><text:span text:style-name="T19">community-relevant</text:span><text:span text:style-name="T2"> data</text:span></text:p>
        </text:list-item>
        <text:list-item>
          <text:p text:style-name="P33">String type; // type</text:p>
        </text:list-item>
        <text:list-item>
          <text:p text:style-name="P32"><text:soft-page-break/><text:span text:style-name="T2">double[] location; // latitude and longitude </text:span><text:span text:style-name="T19">of the object</text:span></text:p>
        </text:list-item>
        <text:list-item>
          <text:p text:style-name="P32"><text:span text:style-name="T2">Long fromTime; // </text:span><text:span text:style-name="T19">start date</text:span></text:p>
        </text:list-item>
        <text:list-item>
          <text:p text:style-name="P32"><text:span text:style-name="T2">Long toTime; // </text:span><text:span text:style-name="T19">end date</text:span></text:p>
        </text:list-item>
        <text:list-item>
          <text:p text:style-name="P32"><text:span text:style-name="T2">String timing; // </text:span><text:span text:style-name="T19">time information in textual form</text:span></text:p>
        </text:list-item>
        <text:list-item>
          <text:p text:style-name="P32"><text:span text:style-name="T2">Map&lt;String,Object&gt; customData; // </text:span><text:span text:style-name="T19">specific object data extensions</text:span></text:p>
        </text:list-item>
      </text:list>
      <text:p text:style-name="P23">}</text:p>
      <text:p text:style-name="P25">Community data associated to the object.</text:p>
      <text:p text:style-name="P24"><text:span text:style-name="T1">CommunityData {</text:span> </text:p>
      <text:list xml:id="list5668681018369726467" text:style-name="L4">
        <text:list-item>
          <text:p text:style-name="P44"><text:span text:style-name="T2">List&lt;Concept&gt; tags; // </text:span><text:span text:style-name="T19">semantic/text tags associated to the object by community members</text:span></text:p>
        </text:list-item>
        <text:list-item>
          <text:p text:style-name="P34">int averageRating; // average rating</text:p>
        </text:list-item>
        <text:list-item>
          <text:p text:style-name="P44"><text:span text:style-name="T2">List&lt;Rating&gt; ratings; // list of ratings. </text:span><text:span text:style-name="T19">A single value containing the rating defined </text:span></text:p>
        </text:list-item>
      </text:list>
      <text:p text:style-name="P26"><text:tab/>by the current user, <text:s/>empty list if the current user has not rated the object. </text:p>
      <text:p text:style-name="P23">}</text:p>
      <text:p text:style-name="P25">Semantic/text tag data structure.</text:p>
      <text:p text:style-name="P23">Concept {</text:p>
      <text:list xml:id="list3669983676118003809" text:style-name="L5">
        <text:list-item>
          <text:p text:style-name="P35">Long id; // id</text:p>
        </text:list-item>
        <text:list-item>
          <text:p text:style-name="P35">String name // name;</text:p>
        </text:list-item>
        <text:list-item>
          <text:p text:style-name="P35">String description; // description</text:p>
        </text:list-item>
        <text:list-item>
          <text:p text:style-name="P35">String summary; // summary</text:p>
        </text:list-item>
      </text:list>
      <text:p text:style-name="P23">}</text:p>
      <text:p text:style-name="P25">Rating data structure</text:p>
      <text:p text:style-name="P23">Rating {</text:p>
      <text:list xml:id="list3769074711620617727" text:style-name="L6">
        <text:list-item>
          <text:p text:style-name="P36">String userId; // id of the user</text:p>
        </text:list-item>
        <text:list-item>
          <text:p text:style-name="P36">int value; // value</text:p>
        </text:list-item>
      </text:list>
      <text:p text:style-name="P23">}</text:p>
      <text:p text:style-name="P25">Event object specific extensions.</text:p>
      <text:p text:style-name="P23">EventObject extends BaseDTObject {</text:p>
      <text:list xml:id="list2957315488861793703" text:style-name="L7">
        <text:list-item>
          <text:p text:style-name="P37">String poiId; // <text:s/>id of associated POI</text:p>
        </text:list-item>
        <text:list-item>
          <text:p text:style-name="P45"><text:span text:style-name="T2">List&lt;String&gt; attending; // list containing the id of the user if </text:span><text:span text:style-name="T19">s</text:span><text:span text:style-name="T2">he’s attending the event, empty otherwise.</text:span></text:p>
        </text:list-item>
        <text:list-item>
          <text:p text:style-name="P37">Integer attendees; // number of people attending the event</text:p>
        </text:list-item>
      </text:list>
      <text:p text:style-name="P23">}</text:p>
      <text:p text:style-name="P25">POI object specific extensions.</text:p>
      <text:p text:style-name="P23">POIObject extends BaseDTObject {</text:p>
      <text:list xml:id="list8983464291688571175" text:style-name="L8">
        <text:list-item>
          <text:p text:style-name="P38">POIData poi; // POI data</text:p>
        </text:list-item>
      </text:list>
      <text:p text:style-name="P23">}</text:p>
      <text:p text:style-name="P23"><text:soft-page-break/></text:p>
      <text:p text:style-name="P23">POIData {</text:p>
      <text:list xml:id="list7756016702296053938" text:style-name="L9">
        <text:list-item>
          <text:p text:style-name="P39">double longitude; // longitude</text:p>
        </text:list-item>
        <text:list-item>
          <text:p text:style-name="P39">double latitude; // latitude</text:p>
        </text:list-item>
        <text:list-item>
          <text:p text:style-name="P39">String poiId; // id of the POI</text:p>
        </text:list-item>
        <text:list-item>
          <text:p text:style-name="P39">String datasetId;</text:p>
        </text:list-item>
        <text:list-item>
          <text:p text:style-name="P39">String street; // street</text:p>
        </text:list-item>
        <text:list-item>
          <text:p text:style-name="P39">String city; // city</text:p>
        </text:list-item>
        <text:list-item>
          <text:p text:style-name="P39">String postalCode; // zip code</text:p>
        </text:list-item>
        <text:list-item>
          <text:p text:style-name="P39">String region; // region</text:p>
        </text:list-item>
        <text:list-item>
          <text:p text:style-name="P39">String state; // state</text:p>
        </text:list-item>
        <text:list-item>
          <text:p text:style-name="P39">String country; // country</text:p>
        </text:list-item>
        <text:list-item>
          <text:p text:style-name="P46"><text:span text:style-name="T2">String[] tags; // </text:span><text:span text:style-name="T19">text labels</text:span></text:p>
        </text:list-item>
      </text:list>
      <text:p text:style-name="P23">}</text:p>
      <text:p text:style-name="P25">Story object specific extensions.</text:p>
      <text:p text:style-name="P23">StoryObject extends BaseDTObject {</text:p>
      <text:list xml:id="list3166871470568060127" text:style-name="L10">
        <text:list-item>
          <text:p text:style-name="P40">List&lt;StepObject&gt; steps; // steps composing the story</text:p>
        </text:list-item>
        <text:list-item>
          <text:p text:style-name="P40">List&lt;String&gt; attending; // list containing the id of the user if he’s attending the event, empty otherwise</text:p>
        </text:list-item>
        <text:list-item>
          <text:p text:style-name="P40">Integer attendees; <text:s/>// number of people attending the event</text:p>
        </text:list-item>
      </text:list>
      <text:p text:style-name="P23">}</text:p>
      <text:p text:style-name="P25">Story step object.</text:p>
      <text:p text:style-name="P23">StepObject {</text:p>
      <text:list xml:id="list3708427213175225555" text:style-name="L11">
        <text:list-item>
          <text:p text:style-name="P41">String poiId; // id of the POI associated to the step</text:p>
        </text:list-item>
        <text:list-item>
          <text:p text:style-name="P47"><text:span text:style-name="T2">String note; // a note </text:span><text:span text:style-name="T19">associated to the step.</text:span></text:p>
        </text:list-item>
      </text:list>
      <text:p text:style-name="P23">}</text:p>
      <text:p text:style-name="P25">Search criteria data structure.</text:p>
      <text:p text:style-name="P23">ObjectFilter {</text:p>
      <text:list xml:id="list360272787299990194" text:style-name="L12">
        <text:list-item>
          <text:p text:style-name="P42">boolean myObjects; // return only my objects</text:p>
        </text:list-item>
        <text:list-item>
          <text:p text:style-name="P42">double[] center; // center of a circle (latitude, longitude)</text:p>
        </text:list-item>
        <text:list-item>
          <text:p text:style-name="P42">Double radius; // radius of the circle (for the magnitude order of this value, consider the distance between two points given their latitude and longitude)</text:p>
        </text:list-item>
        <text:list-item>
          <text:p text:style-name="P48"><text:span text:style-name="T2">String[] types; // </text:span><text:span text:style-name="T19">specific categories</text:span></text:p>
        </text:list-item>
        <text:list-item>
          <text:p text:style-name="P42">Long fromTime; // from time, in milliseconds</text:p>
        </text:list-item>
        <text:list-item>
          <text:p text:style-name="P42">Long toTime; // to time, in milliseconds</text:p>
        </text:list-item>
        <text:list-item>
          <text:p text:style-name="P48"><text:span text:style-name="T2">Integer limit; </text:span><text:span text:style-name="T19">// maximum number of results to return (-1 means no limit)</text:span></text:p>
        </text:list-item>
        <text:list-item>
          <text:p text:style-name="P48"><text:soft-page-break/><text:span text:style-name="T2">Integer skip; // </text:span><text:span text:style-name="T19">position in the result list from which the items should start</text:span></text:p>
        </text:list-item>
        <text:list-item>
          <text:p text:style-name="P48"><text:span text:style-name="T2">String domainType; // </text:span><text:span text:style-name="T19">a key to distinguish the different subtypes. Possible values include:</text:span></text:p>
          <text:list>
            <text:list-item>
              <text:p text:style-name="P49"><text:span text:style-name="T20">eu.trentorise.smartcampus.domain.discovertrento.ServiceEventObject // </text:span><text:span text:style-name="T19">events retrieved from external sources</text:span></text:p>
            </text:list-item>
            <text:list-item>
              <text:p text:style-name="P49"><text:span text:style-name="T20">eu.trentorise.smartcampus.domain.discovertrento.UserEventObject // </text:span><text:span text:style-name="T20">events created by users </text:span><text:span text:style-name="T20"><text:s/></text:span></text:p>
            </text:list-item>
            <text:list-item>
              <text:p text:style-name="P49"><text:span text:style-name="T20">eu.trentorise.smartcampus.domain.discovertrento.ServicePOIObject // </text:span><text:span text:style-name="T19">POIs retrieved from external sources</text:span></text:p>
            </text:list-item>
            <text:list-item>
              <text:p text:style-name="P50"><text:span text:style-name="T19">eu.trentorise.smartcampus.domain.discovertrento.UserPOIObject // </text:span><text:span text:style-name="T19">POIs created by users </text:span></text:p>
            </text:list-item>
            <text:list-item>
              <text:p text:style-name="P50"><text:span text:style-name="T19">eu.trentorise.smartcampus.domain.discovertrento.Story</text:span><text:span text:style-name="T19">Object</text:span></text:p>
            </text:list-item>
          </text:list>
        </text:list-item>
        <text:list-item>
          <text:p text:style-name="P42">String className; // class of the objects. Values are</text:p>
          <text:list>
            <text:list-item>
              <text:p text:style-name="P48"><text:span text:style-name="T10">eu.trentorise.smartcampus.dt.model.EventObject // </text:span><text:span text:style-name="T14">events</text:span></text:p>
            </text:list-item>
            <text:list-item>
              <text:p text:style-name="P48"><text:span text:style-name="T9">eu.trentorise.smartcampus.dt.model.POIObject and // </text:span><text:span text:style-name="T11">POIs</text:span></text:p>
            </text:list-item>
            <text:list-item>
              <text:p text:style-name="P48"><text:span text:style-name="T9">eu.trentorise.smartcampus.dt.model.StoryObject // </text:span><text:span text:style-name="T11">stories</text:span></text:p>
            </text:list-item>
          </text:list>
        </text:list-item>
        <text:list-item>
          <text:p text:style-name="P48"><text:span text:style-name="T2">Map&lt;String,Object&gt; criteria // </text:span><text:span text:style-name="T19">low-level criteria to match the values of the specific fields</text:span></text:p>
        </text:list-item>
      </text:list>
      <text:p text:style-name="P23">}</text:p>
      <text:h text:style-name="Heading_20_2" text:outline-level="2">3.<text:tab/>Discover Trento Usage Scenario</text:h>
      <text:h text:style-name="Heading_20_3" text:outline-level="3">3.1.<text:tab/>Getting all objects of a kind (event, POI, story) or all objects of all kinds</text:h>
      <text:p text:style-name="Text_20_body">The process of getting all the objects of a kind works as follow:</text:p>
      <text:list xml:id="list2859299340137821965" text:style-name="L13">
        <text:list-item>
          <text:p text:style-name="P51">The client app obtains an authentication token.</text:p>
        </text:list-item>
        <text:list-item>
          <text:p text:style-name="P51">The client app uses the REST API appropriate to the kind of objects to retrieve</text:p>
        </text:list-item>
      </text:list>
      <text:h text:style-name="Heading_20_3" text:outline-level="3">3.2.<text:tab/>Getting one objects of a kind (event, POI, story)</text:h>
      <text:p text:style-name="Text_20_body">The process of getting one object of a kind works as follow:</text:p>
      <text:list xml:id="list42383446" text:continue-numbering="true" text:style-name="L13">
        <text:list-item>
          <text:p text:style-name="P51">The client app obtains an authentication token.</text:p>
        </text:list-item>
        <text:list-item>
          <text:p text:style-name="P51">The client app uses the REST API appropriate to the kind of objects to retrieve, using the object id as parameter</text:p>
        </text:list-item>
      </text:list>
      <text:h text:style-name="Heading_20_3" text:outline-level="3">3.2.<text:tab/>Getting objects using a filter</text:h>
      <text:p text:style-name="Text_20_body">The process of getting some objects using a filter</text:p>
      <text:list xml:id="list42375705" text:continue-numbering="true" text:style-name="L13">
        <text:list-item>
          <text:p text:style-name="P51">The client app obtains an authentication token.</text:p>
        </text:list-item>
        <text:list-item>
          <text:p text:style-name="P51">The client app uses the REST API to get the objects, passing an ObjectFilter as parameter</text:p>
        </text:list-item>
      </text:list>
      <text:h text:style-name="Heading_20_2" text:outline-level="2">4.<text:tab/>REST APIs</text:h>
      <text:p text:style-name="Text_20_body"><text:span text:style-name="T18">Security Considerations</text:span><text:span text:style-name="T19">: every REST invocation MUST be provided with the access token as AUTH_TOKEN HTTP header. All the endpoint addresses are available only over HTTPS.</text:span></text:p>
      <text:p text:style-name="P23"><text:soft-page-break/>4.1. Getting all objects of a kind</text:p>
      <text:p text:style-name="P1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6">&lt;BASE_URL&gt;<text:span text:style-name="T6">/</text:span><text:span text:style-name="T15">smartcampus.vas.discovertrento.web</text:span><text:span text:style-name="T6">/&lt;OBJECT_CLASS&gt;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8">Description</text:p>
          </table:table-cell>
          <table:table-cell table:style-name="Table2.B2" table:number-columns-spanned="2" office:value-type="string">
            <text:p text:style-name="P8">Get a list of objects of one kind</text:p>
          </table:table-cell>
          <table:covered-table-cell/>
        </table:table-row>
        <table:table-row>
          <table:table-cell table:style-name="Table2.A2" office:value-type="string">
            <text:p text:style-name="P8">HTTP METHOD</text:p>
          </table:table-cell>
          <table:table-cell table:style-name="Table2.B2" table:number-columns-spanned="2" office:value-type="string">
            <text:p text:style-name="P7">GET</text:p>
          </table:table-cell>
          <table:covered-table-cell/>
        </table:table-row>
        <table:table-row>
          <table:table-cell table:style-name="Table2.A2" office:value-type="string">
            <text:p text:style-name="P8">INPUT</text:p>
          </table:table-cell>
          <table:table-cell table:style-name="Table2.A2" office:value-type="string">
            <text:p text:style-name="P9">&lt;OBJECT_CLASS&gt;</text:p>
          </table:table-cell>
          <table:table-cell table:style-name="Table2.B2" office:value-type="string">
            <text:p text:style-name="P8">Class of the object to retrieve. Can be:</text:p>
            <text:list xml:id="list3520601271363090268" text:style-name="L14">
              <text:list-item>
                <text:p text:style-name="P52">eu.trentorise.smartcampus.dt.model.EventObject</text:p>
              </text:list-item>
              <text:list-item>
                <text:p text:style-name="P43"><text:span text:style-name="T8"><text:s/></text:span><text:span text:style-name="T7">eu.trentorise.smartcampus.dt.model.POIObject</text:span></text:p>
              </text:list-item>
              <text:list-item>
                <text:p text:style-name="P53"><text:s/>eu.trentorise.smartcampus.dt.model.StoryObject</text:p>
              </text:list-item>
            </text:list>
          </table:table-cell>
        </table:table-row>
        <table:table-row>
          <table:table-cell table:style-name="Table2.A2" office:value-type="string">
            <text:p text:style-name="P8">OUTPUT</text:p>
          </table:table-cell>
          <table:table-cell table:style-name="Table2.B2" table:number-columns-spanned="2" office:value-type="string">
            <text:p text:style-name="P8">A list of objects (events, POIs or stories)</text:p>
          </table:table-cell>
          <table:covered-table-cell/>
        </table:table-row>
      </table:table>
      <text:p text:style-name="P1"><text:tab/></text:p>
      <text:p text:style-name="P23">Example: </text:p>
      <text:p text:style-name="P10"><text:span text:style-name="T3">GET </text:span><text:span text:style-name="T4">/</text:span><text:span text:style-name="T12">smartcampus.vas.discovertrento.web</text:span><text:span text:style-name="T4">/</text:span><text:span text:style-name="T13">eu.trentorise.smartcampus.dt.model.EventObject</text:span></text:p>
      <text:p text:style-name="P11">Host: https://vas-dev.smartcampuslab.it </text:p>
      <text:p text:style-name="P11">Headers: AUTH_TOKEN=123testtoken123</text:p>
      <text:p text:style-name="P5">Accept: application/json</text:p>
      <text:p text:style-name="P1"/>
      <text:p text:style-name="P27"/>
      <text:p text:style-name="P23">4.2. Getting one object of a kind</text:p>
      <text:p text:style-name="P1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6"><text:span text:style-name="T6">&lt;BASE_URL&gt;/</text:span><text:span text:style-name="T15">smartcampus.vas.discovertrento.web</text:span><text:span text:style-name="T6">/&lt;OBJECT_CLASS&gt;/&lt;OBJECT_ID&gt;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8">Description</text:p>
          </table:table-cell>
          <table:table-cell table:style-name="Table10.B2" table:number-columns-spanned="2" office:value-type="string">
            <text:p text:style-name="P8">Get an object by its id</text:p>
          </table:table-cell>
          <table:covered-table-cell/>
        </table:table-row>
        <table:table-row>
          <table:table-cell table:style-name="Table10.A2" office:value-type="string">
            <text:p text:style-name="P8">HTTP METHOD</text:p>
          </table:table-cell>
          <table:table-cell table:style-name="Table10.B2" table:number-columns-spanned="2" office:value-type="string">
            <text:p text:style-name="P7">POST</text:p>
          </table:table-cell>
          <table:covered-table-cell/>
        </table:table-row>
        <table:table-row>
          <table:table-cell table:style-name="Table10.A2" office:value-type="string">
            <text:p text:style-name="P8">INPUT</text:p>
          </table:table-cell>
          <table:table-cell table:style-name="Table10.A2" office:value-type="string">
            <text:p text:style-name="P9">&lt;OBJECT_CLASS&gt;</text:p>
          </table:table-cell>
          <table:table-cell table:style-name="Table10.B2" office:value-type="string">
            <text:p text:style-name="P8">Class of the object to retrieve. Can be:</text:p>
            <text:list xml:id="list42374230" text:continue-numbering="true" text:style-name="L14">
              <text:list-item>
                <text:p text:style-name="P52">eu.trentorise.smartcampus.dt.model.EventObject</text:p>
              </text:list-item>
              <text:list-item>
                <text:p text:style-name="P43"><text:span text:style-name="T8"><text:s/></text:span><text:span text:style-name="T7">eu.trentorise.smartcampus.dt.model.POIObject</text:span></text:p>
              </text:list-item>
              <text:list-item>
                <text:p text:style-name="P53"><text:s/>eu.trentorise.smartcampus.dt.model.StoryObject</text:p>
              </text:list-item>
            </text:list>
          </table:table-cell>
        </table:table-row>
        <table:table-row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9">&lt;OBJECT_ID&gt;</text:p>
          </table:table-cell>
          <table:table-cell table:style-name="Table10.B2" office:value-type="string">
            <text:p text:style-name="P8">Id of the object</text:p>
          </table:table-cell>
        </table:table-row>
        <table:table-row>
          <table:table-cell table:style-name="Table10.A2" office:value-type="string">
            <text:p text:style-name="P8">OUTPUT</text:p>
          </table:table-cell>
          <table:table-cell table:style-name="Table10.B2" table:number-columns-spanned="2" office:value-type="string">
            <text:p text:style-name="P8">An object (event, POI or story)</text:p>
          </table:table-cell>
          <table:covered-table-cell/>
        </table:table-row>
      </table:table>
      <text:p text:style-name="P1"><text:soft-page-break/><text:tab/></text:p>
      <text:p text:style-name="P23">Example: </text:p>
      <text:p text:style-name="P10"><text:span text:style-name="T4">GET /</text:span><text:span text:style-name="T12">smartcampus.vas.discovertrento.web</text:span><text:span text:style-name="T4">/</text:span><text:span text:style-name="T13">eu.trentorise.smartcampus.dt.model.POIObject/123456789</text:span></text:p>
      <text:p text:style-name="P11">Host: https://vas-dev.smartcampuslab.it </text:p>
      <text:p text:style-name="P11">Headers: AUTH_TOKEN=123testtoken123</text:p>
      <text:p text:style-name="P5">Accept: application/json</text:p>
      <text:p text:style-name="P1"/>
      <text:p text:style-name="P27"/>
      <text:p text:style-name="P23">4.3. Getting all objects</text:p>
      <text:p text:style-name="P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&lt;BASE_URL&gt;<text:span text:style-name="T6">/</text:span><text:span text:style-name="T15">smartcampus.vas.discovertrento.web</text:span><text:span text:style-name="T6">/</text:span><text:span text:style-name="T15">objects/simple</text:span></text:p>
          </table:table-cell>
          <table:covered-table-cell/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2" office:value-type="string">
            <text:p text:style-name="P8">Get all objects</text:p>
          </table:table-cell>
        </table:table-row>
        <table:table-row>
          <table:table-cell table:style-name="Table1.A2" office:value-type="string">
            <text:p text:style-name="P8">HTTP METHOD</text:p>
          </table:table-cell>
          <table:table-cell table:style-name="Table1.B2" office:value-type="string">
            <text:p text:style-name="P7">GET</text:p>
          </table:table-cell>
        </table:table-row>
        <table:table-row>
          <table:table-cell table:style-name="Table1.A2" office:value-type="string">
            <text:p text:style-name="P8">INPUT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OUTPUT</text:p>
          </table:table-cell>
          <table:table-cell table:style-name="Table1.B2" office:value-type="string">
            <text:p text:style-name="P8">A map (object class) → list of objects of the corresponding kind</text:p>
          </table:table-cell>
        </table:table-row>
      </table:table>
      <text:p text:style-name="P1"><text:tab/></text:p>
      <text:p text:style-name="P23">Example: </text:p>
      <text:p text:style-name="P10"><text:span text:style-name="T3">GET </text:span><text:span text:style-name="T4">/</text:span><text:span text:style-name="T12">smartcampus.vas.discovertrento.web</text:span><text:span text:style-name="T4">/</text:span><text:span text:style-name="T12">objects/simple</text:span></text:p>
      <text:p text:style-name="P11">Host: https://vas-dev.smartcampuslab.it </text:p>
      <text:p text:style-name="P11">Headers: AUTH_TOKEN=123testtoken123</text:p>
      <text:p text:style-name="P5">Accept: application/json</text:p>
      <text:p text:style-name="P2"/>
      <text:p text:style-name="P23">4.4. Get objects using a filter</text:p>
      <text:p text:style-name="P1"><text:tab/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columns-spanned="3" office:value-type="string">
            <text:p text:style-name="P6"><text:span text:style-name="T6">&lt;BASE_URL&gt;/</text:span><text:span text:style-name="T15">smartcampus.vas.discovertrento.web</text:span><text:span text:style-name="T6">/</text:span><text:span text:style-name="T15">objects/?filter=&lt;FILTER&gt;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8">Description</text:p>
          </table:table-cell>
          <table:table-cell table:style-name="Table3.B2" table:number-columns-spanned="2" office:value-type="string">
            <text:p text:style-name="P8">Get stops for a route</text:p>
          </table:table-cell>
          <table:covered-table-cell/>
        </table:table-row>
        <table:table-row>
          <table:table-cell table:style-name="Table3.A2" office:value-type="string">
            <text:p text:style-name="P8">HTTP METHOD</text:p>
          </table:table-cell>
          <table:table-cell table:style-name="Table3.B2" table:number-columns-spanned="2" office:value-type="string">
            <text:p text:style-name="P7">GET</text:p>
          </table:table-cell>
          <table:covered-table-cell/>
        </table:table-row>
        <table:table-row>
          <table:table-cell table:style-name="Table3.A2" office:value-type="string">
            <text:p text:style-name="P8">INPUT</text:p>
          </table:table-cell>
          <table:table-cell table:style-name="Table3.A2" office:value-type="string">
            <text:p text:style-name="P9">FILTER</text:p>
          </table:table-cell>
          <table:table-cell table:style-name="Table3.B2" office:value-type="string">
            <text:p text:style-name="P8">The json representation of an ObjectFilter used as filter</text:p>
          </table:table-cell>
        </table:table-row>
        <table:table-row>
          <table:table-cell table:style-name="Table3.A2" office:value-type="string">
            <text:p text:style-name="P8">OUTPUT</text:p>
          </table:table-cell>
          <table:table-cell table:style-name="Table3.B2" table:number-columns-spanned="2" office:value-type="string">
            <text:p text:style-name="P8">A map (object class) → list of objects of the corresponding kind</text:p>
          </table:table-cell>
          <table:covered-table-cell/>
        </table:table-row>
      </table:table>
      <text:p text:style-name="P1"><text:tab/></text:p>
      <text:p text:style-name="P23">Example: </text:p>
      <text:p text:style-name="P10"><text:span text:style-name="T3">GET </text:span><text:span text:style-name="T4">/</text:span><text:span text:style-name="T12">smartcampus.vas.discovertrento.web</text:span><text:span text:style-name="T4">/</text:span><text:span text:style-name="T12">objects/?filter=%7B%20%22className%22%20%3A%20%22eu.trentorise.smartcampus.dt.model.EventObject%22%2C%20%22type%22%20%3A%20%22Concerts%22%20%7D</text:span></text:p>
      <text:p text:style-name="P11">Host: https://vas-dev.smartcampuslab.it </text:p>
      <text:p text:style-name="P11">Headers: AUTH_TOKEN=123testtoken123</text:p>
      <text:p text:style-name="P5">Accept: application/json</text:p>
      <text:p text:style-name="P5"><text:soft-page-break/>Content-Type: application/json</text:p>
      <text:p text:style-name="P3">Returns a map in which the key “<text:span text:style-name="T5">eu.trentorise.smartcampus.dt.model.EventObject” has associated a list of events whose type is “Concerts”</text:span></text:p>
      <text:p text:style-name="P4"/>
      <text:p text:style-name="P4">An example of result is the following</text:p>
      <text:p text:style-name="P28"/>
      <text:p text:style-name="P12">{ "eu.trentorise.smartcampus.dt.model.EventObject" : [ { "attendees" : 0,</text:p>
      <text:p text:style-name="P12"><text:s text:c="8"/>"attending" : [ <text:s/>],</text:p>
      <text:p text:style-name="P12"><text:s text:c="8"/>"communityData" : { "averageRating" : 0,</text:p>
      <text:p text:style-name="P12"><text:s text:c="12"/>"notes" : null,</text:p>
      <text:p text:style-name="P12"><text:s text:c="12"/>"ratings" : null,</text:p>
      <text:p text:style-name="P12"><text:s text:c="12"/>"tags" : null</text:p>
      <text:p text:style-name="P12"><text:s text:c="10"/>},</text:p>
      <text:p text:style-name="P12"><text:s text:c="8"/>"creatorId" : null,</text:p>
      <text:p text:style-name="P12"><text:s text:c="8"/>"creatorName" : null,</text:p>
      <text:p text:style-name="P12"><text:s text:c="8"/>"customData" : null,</text:p>
      <text:p text:style-name="P12"><text:s text:c="8"/>"description" : "Punk rock da Fidenza",</text:p>
      <text:p text:style-name="P12"><text:s text:c="8"/>"domainId" : "5113bedd975a1e72721d4272",</text:p>
      <text:p text:style-name="P12"><text:s text:c="8"/>"domainType" : "eu.trentorise.smartcampus.domain.discovertrento.ServiceEventObject",</text:p>
      <text:p text:style-name="P12"><text:s text:c="8"/>"entityId" : 8607,</text:p>
      <text:p text:style-name="P12"><text:s text:c="8"/>"fromTime" : 1364079600000,</text:p>
      <text:p text:style-name="P12"><text:s text:c="8"/>"fromTimeUserDefined" : false,</text:p>
      <text:p text:style-name="P12"><text:s text:c="8"/>"id" : "49650199041520629998730058371165202978184754030360081887632682689476523260803947175440554341766438087780132699583804371514925747824242736",</text:p>
      <text:p text:style-name="P12"><text:s text:c="8"/>"location" : null,</text:p>
      <text:p text:style-name="P12"><text:s text:c="8"/>"poiId" : "Al Porteghet@eu.trentorise.smartcampus.services.pois.ServicesPois",</text:p>
      <text:p text:style-name="P12"><text:s text:c="8"/>"poiIdUserDefined" : false,</text:p>
      <text:p text:style-name="P12"><text:s text:c="8"/>"source" : "Al Porteghet",</text:p>
      <text:p text:style-name="P12"><text:s text:c="8"/>"timing" : "00:00",</text:p>
      <text:p text:style-name="P12"><text:s text:c="8"/>"title" : "DONALD THOMPSON al Porteghet",</text:p>
      <text:p text:style-name="P12"><text:s text:c="8"/>"toTime" : null,</text:p>
      <text:p text:style-name="P12"><text:s text:c="8"/>"toTimeUserDefined" : false,</text:p>
      <text:p text:style-name="P12"><text:s text:c="8"/>"type" : "Concerts",</text:p>
      <text:p text:style-name="P12"><text:s text:c="8"/>"typeUserDefined" : false,</text:p>
      <text:p text:style-name="P12"><text:s text:c="8"/>"updateTime" : -1,</text:p>
      <text:p text:style-name="P12"><text:s text:c="8"/>"user" : null,</text:p>
      <text:p text:style-name="P12"><text:s text:c="8"/>"version" : 113030</text:p>
      <text:p text:style-name="P12"><text:s text:c="6"/>},</text:p>
      <text:p text:style-name="P12"><text:s text:c="6"/>{ "attendees" : 0,</text:p>
      <text:p text:style-name="P12"><text:s text:c="8"/>"attending" : [ <text:s/>],</text:p>
      <text:p text:style-name="P12"><text:soft-page-break/><text:s text:c="8"/>"communityData" : { "averageRating" : 0,</text:p>
      <text:p text:style-name="P12"><text:s text:c="12"/>"notes" : null,</text:p>
      <text:p text:style-name="P12"><text:s text:c="12"/>"ratings" : null,</text:p>
      <text:p text:style-name="P12"><text:s text:c="12"/>"tags" : null</text:p>
      <text:p text:style-name="P12"><text:s text:c="10"/>},</text:p>
      <text:p text:style-name="P12"><text:s text:c="8"/>"creatorId" : null,</text:p>
      <text:p text:style-name="P12"><text:s text:c="8"/>"creatorName" : null,</text:p>
      <text:p text:style-name="P12"><text:s text:c="8"/>"customData" : null,</text:p>
      <text:p text:style-name="P12"><text:s text:c="8"/>"description" : "",</text:p>
      <text:p text:style-name="P12"><text:s text:c="8"/>"domainId" : "512f5e81975a36484b261954",</text:p>
      <text:p text:style-name="P12"><text:s text:c="8"/>"domainType" : "eu.trentorise.smartcampus.domain.discovertrento.ServiceEventObject",</text:p>
      <text:p text:style-name="P12"><text:s text:c="8"/>"entityId" : 9471,</text:p>
      <text:p text:style-name="P12"><text:s text:c="8"/>"fromTime" : 1363447800000,</text:p>
      <text:p text:style-name="P12"><text:s text:c="8"/>"fromTimeUserDefined" : false,</text:p>
      <text:p text:style-name="P12"><text:s text:c="8"/>"id" : "62094718542312123139897312046920410360747451982583962605631267992163163096325951157455372709181889408619093858252236983548925252704677936",</text:p>
      <text:p text:style-name="P12"><text:s text:c="8"/>"location" : [ 46.050066000000001,</text:p>
      <text:p text:style-name="P12"><text:s text:c="12"/>11.131129</text:p>
      <text:p text:style-name="P12"><text:s text:c="10"/>],</text:p>
      <text:p text:style-name="P12"><text:s text:c="8"/>"poiId" : "Flambard Pub@eu.trentorise.smartcampus.services.pois.ServicesPois",</text:p>
      <text:p text:style-name="P12"><text:s text:c="8"/>"poiIdUserDefined" : false,</text:p>
      <text:p text:style-name="P12"><text:s text:c="8"/>"source" : "Flambard Pub",</text:p>
      <text:p text:style-name="P12"><text:s text:c="8"/>"timing" : "16:30",</text:p>
      <text:p text:style-name="P12"><text:s text:c="8"/>"title" : "UnderLeggingsLIVE!!@FLAMBARD",</text:p>
      <text:p text:style-name="P12"><text:s text:c="8"/>"toTime" : null,</text:p>
      <text:p text:style-name="P12"><text:s text:c="8"/>"toTimeUserDefined" : false,</text:p>
      <text:p text:style-name="P12"><text:s text:c="8"/>"type" : "Concerts",</text:p>
      <text:p text:style-name="P12"><text:s text:c="8"/>"typeUserDefined" : false,</text:p>
      <text:p text:style-name="P12"><text:s text:c="8"/>"updateTime" : -1,</text:p>
      <text:p text:style-name="P12"><text:s text:c="8"/>"user" : null,</text:p>
      <text:p text:style-name="P12"><text:s text:c="8"/>"version" : 117633</text:p>
      <text:p text:style-name="P12"><text:s text:c="6"/>}</text:p>
      <text:p text:style-name="P12"><text:s text:c="4"/>] </text:p>
      <text:p text:style-name="P12">}</text:p>
      <text:p text:style-name="P1"/>
      <text:h text:style-name="Heading_20_2" text:outline-level="2"><text:span text:style-name="T17">5</text:span>.<text:tab/><text:span text:style-name="T17">Java Client Library</text:span></text:h>
      <text:p text:style-name="Text_20_body">The <text:span text:style-name="T17">DiscoverTrento</text:span> Service client library provides an access to the operations exposed by the <text:span text:style-name="T17">DiscoverTrento</text:span> Service REST API. </text:p>
      <text:p text:style-name="Text_20_body"><text:soft-page-break/>To use the library, one has to include the <text:span text:style-name="T18">discovertrento</text:span><text:span text:style-name="T1">.client-1.0.jar</text:span> into the project classpath. <text:span text:style-name="T17">The </text:span><text:span text:style-name="T21">DiscoverTrentoConnector</text:span><text:span text:style-name="T17"> class exposes the necessary client methods. The following code demonstrates how the class may be used:</text:span></text:p>
      <text:p text:style-name="P28"/>
      <text:p text:style-name="P13">DiscoverTrentoConnector <text:span text:style-name="T38">service</text:span> = </text:p>
      <text:p text:style-name="P14"><text:span text:style-name="T16"><text:s text:c="3"/></text:span><text:span text:style-name="T22">new</text:span><text:span text:style-name="T25"> </text:span><text:span text:style-name="T16">DiscoverTrentoConnector</text:span><text:span text:style-name="T25">(</text:span><text:span text:style-name="T28">"https://vas-dev.smartcampuslab.it"</text:span><text:span text:style-name="T26">);</text:span></text:p>
      <text:p text:style-name="P15"/>
      <text:p text:style-name="P17"><text:span text:style-name="T30">// </text:span><text:span text:style-name="T32">get all events</text:span></text:p>
      <text:p text:style-name="P17"><text:span text:style-name="T27">List&lt;EventObject&gt; results = </text:span><text:span text:style-name="T35">service</text:span><text:span text:style-name="T27">.getEventObjects(</text:span><text:span text:style-name="T36">token</text:span><text:span text:style-name="T27">);</text:span></text:p>
      <text:p text:style-name="P19"/>
      <text:p text:style-name="P19">// get one event</text:p>
      <text:p text:style-name="P17"><text:span text:style-name="T24">EventObject result = </text:span><text:span text:style-name="T34">service</text:span><text:span text:style-name="T24">.getEventObject(results.get(0).getId(), </text:span><text:span text:style-name="T37">token</text:span><text:span text:style-name="T24">);</text:span></text:p>
      <text:p text:style-name="P19"/>
      <text:p text:style-name="P19">// get all poi</text:p>
      <text:p text:style-name="P18"><text:span text:style-name="T24">List&lt;POIObject&gt; results = </text:span><text:span text:style-name="T34">service</text:span><text:span text:style-name="T24">.getPOIObjects(</text:span><text:span text:style-name="T37">token</text:span><text:span text:style-name="T24">);</text:span></text:p>
      <text:p text:style-name="P22"/>
      <text:p text:style-name="P22">// get one poi</text:p>
      <text:p text:style-name="P17"><text:span text:style-name="T24">POIObject result = </text:span><text:span text:style-name="T34">service</text:span><text:span text:style-name="T24">.getPOIObject(results.get(0).getId(), </text:span><text:span text:style-name="T37">token</text:span><text:span text:style-name="T24">);</text:span></text:p>
      <text:p text:style-name="P21"/>
      <text:p text:style-name="P17"><text:span text:style-name="T29">// get all </text:span><text:span text:style-name="T33">pois</text:span><text:span text:style-name="T29"> filter</text:span><text:span text:style-name="T31">ed by distance from the point</text:span></text:p>
      <text:p text:style-name="P17"><text:span text:style-name="T24">ObjectFilter filter = </text:span><text:span text:style-name="T23">new</text:span><text:span text:style-name="T24"> ObjectFilter();</text:span></text:p>
      <text:p text:style-name="P17"><text:span text:style-name="T24">filter.setCenter(</text:span><text:span text:style-name="T23">new</text:span><text:span text:style-name="T24"> </text:span><text:span text:style-name="T23">double</text:span><text:span text:style-name="T24">[] { 46.072516,11.121082} );</text:span></text:p>
      <text:p text:style-name="P16">filter.setRadius(0.005);</text:p>
      <text:p text:style-name="P20">// the result groups the lists in a map with class names as the keys</text:p>
      <text:p text:style-name="P17"><text:span text:style-name="T24">Map&lt;String, List&lt;?&gt;&gt; results2 = </text:span><text:span text:style-name="T34">service</text:span><text:span text:style-name="T24">.getObjects(filter, </text:span><text:span text:style-name="T37">token</text:span><text:span text:style-name="T24">);</text:span></text:p>
      <text:p text:style-name="P21"/>
      <text:p text:style-name="P21">// get all stories</text:p>
      <text:p text:style-name="P17"><text:span text:style-name="T24">List&lt;StoryObject&gt; results = </text:span><text:span text:style-name="T34">service</text:span><text:span text:style-name="T24">.getStoryObjects(</text:span><text:span text:style-name="T37">token</text:span><text:span text:style-name="T24">);</text:span></text:p>
      <text:p text:style-name="P16"/>
      <text:p text:style-name="P17"><text:span text:style-name="T29">// get all objects: </text:span><text:span text:style-name="T31">group lists in a map with class names as the keys</text:span></text:p>
      <text:p text:style-name="P17"><text:span text:style-name="T24">Map&lt;String, List&lt;?&gt;&gt; results = </text:span><text:span text:style-name="T34">service</text:span><text:span text:style-name="T24">.getObjects(</text:span><text:span text:style-name="T37">token</text:span><text:span text:style-name="T24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7:42:23.43</meta:creation-date>
    <dc:date>2013-04-22T22:24:00.77</dc:date>
    <meta:editing-duration>P3DT1H43M59S</meta:editing-duration>
    <meta:editing-cycles>256</meta:editing-cycles>
    <meta:generator>OpenOffice.org/3.4.1$Win32 OpenOffice.org_project/341m1$Build-9593</meta:generator>
    <meta:document-statistic meta:table-count="4" meta:image-count="0" meta:object-count="0" meta:page-count="9" meta:paragraph-count="297" meta:word-count="1540" meta:character-count="11877"/>
  </office:meta>
</office:document-meta>
</file>